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E0000000E53993B33A17C91C7.png" manifest:media-type="image/png"/>
  <manifest:file-entry manifest:full-path="Pictures/100003A80000016F0000016F577604DACAB41448.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paragraph-properties fo:margin-top="0cm" fo:margin-bottom="0cm" loext:contextual-spacing="false"/>
    </style:style>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3">
      <style:paragraph-properties fo:margin-top="0cm" fo:margin-bottom="0cm" loext:contextual-spacing="false"/>
    </style:style>
    <style:style style:name="P11" style:family="paragraph" style:parent-style-name="Text_20_body" style:list-style-name="L4">
      <style:paragraph-properties fo:margin-top="0cm" fo:margin-bottom="0cm" loext:contextual-spacing="false"/>
    </style:style>
    <style:style style:name="P12" style:family="paragraph" style:parent-style-name="Preformatted_20_Text">
      <style:paragraph-properties fo:margin-top="0cm" fo:margin-bottom="0.499cm" loext:contextual-spacing="false"/>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page-content">
        <text:section text:style-name="Sect1" text:name="region-main-box">
          <text:p text:style-name="Standard"/>
          <text:section text:style-name="Sect1" text:name="yui_3_17_2_2_1475235059027_276">
            <text:p text:style-name="Standard"/>
            <text:section text:style-name="Sect1" text:name="yui_3_17_2_2_1475235059027_275">
              <text:h text:style-name="Heading_20_2" text:outline-level="2"><text:bookmark text:name="yui_3_17_2_2_1475235059027_347"/>Sujet APNEE 2</text:h>
              <text:section text:style-name="Sect1" text:name="yui_3_17_2_2_1475235059027_274">
                <text:p text:style-name="Text_20_body"/>
                <text:section text:style-name="Sect1" text:name="yui_3_17_2_2_1475235059027_273">
                  <text:p text:style-name="Text_20_body"><text:span text:style-name="T1">Ce travail est à faire en binôme. Le compte rendu (un par binôme sur moodle, après inscription des deux membres dans le binôme) est à déposer avant 17h </text:span><text:a xlink:type="simple" xlink:href="http://imag-moodle.e.ujf-grenoble.fr/course/view.php?id=229" text:style-name="Internet_20_link" text:visited-style-name="Visited_20_Internet_20_Link"><text:span text:style-name="T1">sur la page Moodle du cours</text:span></text:a><text:span text:style-name="T1">.</text:span></text:p>
                  <text:p text:style-name="Text_20_body"><text:bookmark text:name="yui_3_17_2_2_1475235059027_272"/>Cette apnée est la suite de <text:bookmark text:name="yui_3_17_2_2_1475235059027_271"/><text:a xlink:type="simple" xlink:href="http://inf352.forge.imag.fr/Apnees/Tests/" text:style-name="Internet_20_link" text:visited-style-name="Visited_20_Internet_20_Link">l'apnée Programmation «Tests de programmes»</text:a>. Il est conseillé de relire le prologue et la section 1 de cette apnée. </text:p>
                  <text:p text:style-name="Text_20_body">On s'intéresse au problème de la génération automatique de tests. On souhaite donc réaliser un (ou plusieurs) programme(s) permettant de : </text:p>
                  <text:list xml:id="list6314857043234201285" text:style-name="L1">
                    <text:list-item>
                      <text:p text:style-name="P8"><text:bookmark text:name="yui_3_17_2_2_1475235059027_295"/>générer aléatoirement un texte correctement parenthésé (avec parenthèses multiples) </text:p>
                    </text:list-item>
                    <text:list-item>
                      <text:p text:style-name="P2"><text:bookmark text:name="yui_3_17_2_2_1475235059027_294"/>générer aléatoirement un texte mal parenthésé </text:p>
                    </text:list-item>
                  </text:list>
                  <text:p text:style-name="Text_20_body">Lors de l'apnée Programmation, vous avez dû remarquer que ce problème n'est pas si simple. Une chaîne générée de manière entièrement aléatoire est en général peu intéressante du point de vue du problème considéré : elle contient peu de parenthèses, ou peu de profondeur d'imbrication. </text:p>
                  <text:p text:style-name="Text_20_body">Nous proposons dans cette apnée de partir de l'algorithme de vérification du parenthèsage, afin d'obtenir dans un premier temps un algorithme de génération de textes correctement parenthésés. Cet algorithme pourra ensuite être modifié et utilisé pour la génération de textes mal parenthésés. </text:p>
                  <text:h text:style-name="Heading_20_3" text:outline-level="3">Exercice 1</text:h>
                  <text:p text:style-name="Text_20_body">On rappelle l'algorithme de vérification du parenthèsage : </text:p>
                  <text:section text:style-name="Sect1" text:name="yui_3_17_2_2_1475235059027_306">
                    <text:p text:style-name="Preformatted_20_Text"><text:bookmark text:name="yui_3_17_2_2_1475235059027_305"/><text:s text:c="3"/>p = PileVide()</text:p>
                    <text:p text:style-name="Preformatted_20_Text"><text:s text:c="3"/>tant que il reste des caractères</text:p>
                    <text:p text:style-name="Preformatted_20_Text"><text:s text:c="6"/>c = caractère suivant</text:p>
                    <text:p text:style-name="Preformatted_20_Text"><text:s text:c="6"/>si c est une parenthèse ouvrante alors</text:p>
                    <text:p text:style-name="Preformatted_20_Text"><text:s text:c="9"/>Empiler(p , c)</text:p>
                    <text:p text:style-name="Preformatted_20_Text"><text:s text:c="6"/>si c est une parenthèse fermante alors</text:p>
                    <text:p text:style-name="Preformatted_20_Text"><text:s text:c="9"/>si EstVide(p) ou Sommet(p) ne correspond pas à c alors</text:p>
                    <text:p text:style-name="Preformatted_20_Text"><text:s text:c="12"/>retourner Erreur de parenthésage</text:p>
                    <text:p text:style-name="Preformatted_20_Text"><text:s text:c="9"/>sinon</text:p>
                    <text:p text:style-name="Preformatted_20_Text"><text:s text:c="12"/>Dépiler(p)</text:p>
                    <text:p text:style-name="Preformatted_20_Text"><text:s text:c="3"/>si EstVide(p) alors</text:p>
                    <text:p text:style-name="Preformatted_20_Text"><text:s text:c="6"/>retourner Parenthèsage correct</text:p>
                    <text:p text:style-name="Preformatted_20_Text"><text:s text:c="3"/>sinon</text:p>
                    <text:p text:style-name="P12"><text:s text:c="3"/>retourner Erreur de parenthésage</text:p>
                  </text:section>
                  <text:p text:style-name="Text_20_body">Cet algorithme peut être modifié afin non plus de le parenthésage, mais de une chaîne correcte. On reprend donc la structure de l'algorithme, en utilisant la pile pour sauvegarder l'état courant du parenthésage : </text:p>
                  <text:section text:style-name="Sect1" text:name="yui_3_17_2_2_1475235059027_301">
                    <text:p text:style-name="Preformatted_20_Text"><text:bookmark text:name="yui_3_17_2_2_1475235059027_300"/><text:s text:c="3"/>p = PileVide()</text:p>
                    <text:p text:style-name="Preformatted_20_Text"/>
                    <text:p text:style-name="Preformatted_20_Text"><text:s text:c="3"/>tant que non EstVide(p) et il reste des caractères à imprimer</text:p>
                    <text:p text:style-name="Preformatted_20_Text"><text:s text:c="6"/>choix parmi :</text:p>
                    <text:p text:style-name="Preformatted_20_Text"><text:soft-page-break/><text:s text:c="6"/>{ c est une parenthèse ouvrante }</text:p>
                    <text:p text:style-name="Preformatted_20_Text"><text:s text:c="10"/>c = parenthèse ouvrante</text:p>
                    <text:p text:style-name="Preformatted_20_Text"><text:s text:c="10"/>Empiler(p , c)</text:p>
                    <text:p text:style-name="Preformatted_20_Text"><text:s text:c="6"/>{ c est une parenthèse fermante }</text:p>
                    <text:p text:style-name="Preformatted_20_Text"><text:s text:c="10"/>si non EstVide(p) alors</text:p>
                    <text:p text:style-name="Preformatted_20_Text"><text:s text:c="13"/>c = parenthèse fermante correspondant à Sommet(p)</text:p>
                    <text:p text:style-name="Preformatted_20_Text"><text:s text:c="13"/>Dépiler(p)</text:p>
                    <text:p text:style-name="Preformatted_20_Text"><text:s text:c="6"/>{ c est un caractère quelconque }</text:p>
                    <text:p text:style-name="Preformatted_20_Text"><text:s text:c="10"/>c = caractère non parenthèse</text:p>
                    <text:p text:style-name="P12"><text:s text:c="6"/>Imprimer c</text:p>
                  </text:section>
                  <text:p text:style-name="Text_20_body">Cet algorithme il y a un choix à faire à chaque pas de l'itération, et ce choix n'est ici pas indiqué. Ce choix peut être fait de manière aléatoire. </text:p>
                  <text:list xml:id="list1275628224363088462" text:style-name="L2">
                    <text:list-item>
                      <text:p text:style-name="P9"><text:bookmark text:name="yui_3_17_2_2_1475235059027_298"/><text:bookmark text:name="yui_3_17_2_2_1475235059027_297"/>Préciser cet algorithme afin de générer une chaîne aléatoire correctement parenthésée . </text:p>
                    </text:list-item>
                    <text:list-item>
                      <text:p text:style-name="P3">Préciser cet algorithme afin de générer une chaîne aléatoire correctement parenthésée . </text:p>
                    </text:list-item>
                  </text:list>
                  <text:p text:style-name="Text_20_body"><text:bookmark text:name="yui_3_17_2_2_1475235059027_303"/>Programmez cet algorithme. Utilisez les chaînes générées pour tester les programmes fournis lors de l'apnée Programmation. Avez-vous trouvé de nouveaux bugs ? </text:p>
                  <text:h text:style-name="Heading_20_3" text:outline-level="3"><text:bookmark text:name="yui_3_17_2_2_1475235059027_292"/>Exercice 2</text:h>
                  <text:p text:style-name="Text_20_body">Modifiez l'algorithme de l'exercice 1 afin qu'il génère aléatoirement une chaîne mal parenthésée. Quels sont les différents cas à prévoir ?</text:p>
                  <text:p text:style-name="Text_20_body">Programmez l'algorithme ainsi modifié. Utilisez les chaînes générées pour tester les programmes fournis lors de l'apnée Programmation. Avez-vous trouvé de nouveaux bugs ?</text:p>
                  <text:h text:style-name="Heading_20_3" text:outline-level="3">Exercice 3 (en bonus s'il reste du temps)</text:h>
                  <text:p text:style-name="Text_20_body">Dans certaines situations, il n'est pas possible de connaître à l'avance, pour un test donné, la réponse attendue par la spécification de l'algorithme. On peut alors utiliser un , fonction permettant de décider si un test a échoué ou non.</text:p>
                  <text:p text:style-name="Text_20_body">Dans notre cas, l'oracle est une fonction prenant en paramètre la chaîne lue, et un booléen, indiquant la réponse du programme testé (vrai pour «bon parenthésage», faux sinon). Cette fonction renvoie un booléen indiquant si la réponse du programme est correcte ou non pour la chaîne considérée.</text:p>
                  <text:p text:style-name="Text_20_body"><text:bookmark text:name="yui_3_17_2_2_1475235059027_341"/>Complétez la fonction OracleParenthesage du programme <text:bookmark text:name="yui_3_17_2_2_1475235059027_340"/><text:bookmark text:name="yui_3_17_2_2_1475235059027_339"/><text:a xlink:type="simple" xlink:href="http://ufrima.imag.fr/INTRANET/placard/INFO/l3/S5/ALGO5/APNEES/Apnee_Tests/oracle.c" text:style-name="Internet_20_link" text:visited-style-name="Visited_20_Internet_20_Link">oracle.c</text:a>. Ce programme prend deux arguments : le nom du fichier contenant la chaîne à tester, et le nom du fichier contenant la réponse du programme testé.</text:p>
                  <text:p text:style-name="Text_20_body"><text:bookmark text:name="yui_3_17_2_2_1475235059027_345"/>Utilisez l'oracle pour tester les programmes fournis sur ces <text:bookmark text:name="yui_3_17_2_2_1475235059027_344"/><text:a xlink:type="simple" xlink:href="http://ufrima.imag.fr/INTRANET/placard/INFO/l3/S5/ALGO5/APNEES/Apnee_Tests/tests.tar.gz" text:style-name="Internet_20_link" text:visited-style-name="Visited_20_Internet_20_Link">tests supplémentaires</text:a>. Avez-vous trouvé de nouveaux bugs ?</text:p>
                  <text:h text:style-name="Heading_20_3" text:outline-level="3">Compte-rendu</text:h>
                  <text:p text:style-name="Text_20_body">Le compte-rendu doit être déposé au format PDF. Il devra comporter, <text:span text:style-name="Strong_20_Emphasis">sur 2 pages maximum</text:span> : </text:p>
                  <text:list xml:id="list592716626598007205" text:style-name="L3">
                    <text:list-item>
                      <text:p text:style-name="P10"><text:bookmark text:name="yui_3_17_2_2_1475235059027_334"/><text:bookmark text:name="yui_3_17_2_2_1475235059027_333"/>une introduction résumant le travail effectué ; </text:p>
                    </text:list-item>
                    <text:list-item>
                      <text:p text:style-name="P10">les algorithmes obtenus aux exercices 1 et 2, la manière dont ils ont été utilisés (valeur des paramètres, nombre et propriétés des chaînes générées) ; </text:p>
                    </text:list-item>
                    <text:list-item>
                      <text:p text:style-name="P4">le nombre de programmes incorrects découverts à chaque étape. </text:p>
                    </text:list-item>
                  </text:list>
                  <text:p text:style-name="Text_20_body"><text:soft-page-break/>Outre ce PDF, vous devez déposer deux autres fichiers : </text:p>
                  <text:list xml:id="list8024726262136005468" text:style-name="L4">
                    <text:list-item>
                      <text:p text:style-name="P11">le fichier oracle.c complété ; </text:p>
                    </text:list-item>
                    <text:list-item>
                      <text:p text:style-name="P5">une archive compressée contenant les chaînes générées. </text:p>
                    </text:list-item>
                  </text:list>
                  <text:h text:style-name="Heading_20_3" text:outline-level="3">Annexe : utilisation de la fonction C random</text:h>
                  <text:p text:style-name="Preformatted_20_Text"><text:bookmark text:name="yui_3_17_2_2_1475235059027_337"/>#include </text:p>
                  <text:p text:style-name="Preformatted_20_Text"><text:s text:c="4"/></text:p>
                  <text:p text:style-name="Preformatted_20_Text">long int random(void);</text:p>
                  <text:p text:style-name="Preformatted_20_Text"><text:s text:c="4"/></text:p>
                  <text:p text:style-name="P12">void srandom(unsigned int seed);</text:p>
                  <text:p text:style-name="Text_20_body">La fonction C random permet de générer une séquence de nombres pseudo-aléatoire. Chaque appel à cette fonction renvoie un entier compris entre 0 et RAND_MAX. </text:p>
                  <text:p text:style-name="Text_20_body">La fonction srandom doit être appelée une seule fois, au début du programme, avant la première utilisation de random. Elle prend en paramètre une (<text:span text:style-name="T2">seed</text:span>), permettant d'initialiser la séquence pseudo-aléatoire. </text:p>
                </text:section>
              </text:section>
              <text:p text:style-name="P7">Modifié le: jeudi 29 septembre 2016, 17:04</text:p>
            </text:section>
            <text:p text:style-name="Standard"><text:a xlink:type="simple" xlink:href="https://im2ag-moodle.e.ujf-grenoble.fr/mod/page/view.php?id=12550#sb-1" text:style-name="Internet_20_link" text:visited-style-name="Visited_20_Internet_20_Link">Sauter Administration</text:a></text:p>
            <text:section text:style-name="Sect1" text:name="inst1953">
              <text:p text:style-name="Standard"/>
              <text:section text:style-name="Sect1" text:name="yui_3_17_2_2_1475235059027_241">
                <text:p text:style-name="P1"><draw:frame draw:style-name="fr1" draw:name="Image1" text:anchor-type="as-char" svg:width="0.37cm" svg:height="0.37cm" draw:z-index="0"><draw:image xlink:href="Pictures/100003A80000016F0000016F577604DACAB41448.svg" xlink:type="simple" xlink:show="embed" xlink:actuate="onLoad"/><draw:image xlink:href="Pictures/100002010000000E0000000E53993B33A17C91C7.png" xlink:type="simple" xlink:show="embed" xlink:actuate="onLoad"/><svg:title>Cacher bloc Administration</svg:title></draw:frame></text:p>
                <text:h text:style-name="Heading_20_2" text:outline-level="2"><text:bookmark text:name="instance-1953-header"/>Administration</text:h>
              </text:section>
              <text:section text:style-name="Sect1" text:name="settingsnav">
                <text:list xml:id="list7451802989943370371" text:style-name="L5">
                  <text:list-item>
                    <text:p text:style-name="P6">Administration du cours<text:bookmark text:name="sb-2"/><text:bookmark text:name="sb-1"/></text:p>
                  </text:list-item>
                </text:list>
              </text:section>
            </text:section>
          </text:section>
        </text:section>
      </text:section>
      <text:section text:style-name="Sect1" text:name="course-footer">
        <text:p text:style-name="Standard"/>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30T14:24:43.012246955</meta:creation-date>
    <dc:date>2016-09-30T14:25:01.269305006</dc:date>
    <meta:editing-duration>PT18S</meta:editing-duration>
    <meta:editing-cycles>1</meta:editing-cycles>
    <meta:document-statistic meta:table-count="0" meta:image-count="1" meta:object-count="0" meta:page-count="3" meta:paragraph-count="71" meta:word-count="790" meta:character-count="5151" meta:non-whitespace-character-count="4217"/>
    <meta:generator>LibreOffice/5.1.4.2$Linux_X86_64 LibreOffice_project/10m0$Build-2</meta:generator>
  </office:meta>
</office:document-meta>
</file>